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6cm" svg:height="8.988cm" svg:x="11.758cm" svg:y="10.665cm">
            <draw:object draw:notify-on-update-of-ranges="Лист1.D10:Лист1.D10 Лист1.E11:Лист1.E15 Лист1.E9:Лист1.E9 Лист1.H4:Лист1.H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Опыт 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Опыт 2</text:p>
          </table:table-cell>
        </table:table-row>
        <table:table-row table:style-name="ro1">
          <table:table-cell office:value-type="string" calcext:value-type="string">
            <text:p>номер сетки</text:p>
          </table:table-cell>
          <table:table-cell office:value-type="string" calcext:value-type="string">
            <text:p>l_x мм</text:p>
          </table:table-cell>
          <table:table-cell office:value-type="string" calcext:value-type="string">
            <text:p>n_x</text:p>
          </table:table-cell>
          <table:table-cell office:value-type="string" calcext:value-type="string">
            <text:p>l_y</text:p>
          </table:table-cell>
          <table:table-cell office:value-type="string" calcext:value-type="string">
            <text:p>n_y</text:p>
          </table:table-cell>
          <table:table-cell office:value-type="string" calcext:value-type="string">
            <text:p>дельта x мм</text:p>
          </table:table-cell>
          <table:table-cell office:value-type="string" calcext:value-type="string">
            <text:p>дельта y мм</text:p>
          </table:table-cell>
          <table:table-cell office:value-type="string" calcext:value-type="string">
            <text:p>d мкм</text:p>
          </table:table-cell>
          <table:table-cell office:value-type="string" calcext:value-type="string">
            <text:p>сигма</text:p>
          </table:table-cell>
          <table:table-cell/>
          <table:table-cell office:value-type="string" calcext:value-type="string">
            <text:p>сигм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/[.C4]" office:value-type="float" office:value="35.7142857142857" calcext:value-type="float">
            <text:p>35,7142857142857</text:p>
          </table:table-cell>
          <table:table-cell table:formula="of:= [.D4]/[.E4]" office:value-type="float" office:value="30" calcext:value-type="float">
            <text:p>30</text:p>
          </table:table-cell>
          <table:table-cell table:formula="of:=(532*(10^(-9))*1.4/(0.5*[.F4] + 0.5*[.G4]))*1000000000" office:value-type="float" office:value="22.6678260869565" calcext:value-type="float">
            <text:p>22,6678260869565</text:p>
          </table:table-cell>
          <table:table-cell table:formula="of:=SQRT((5/[.D4])^2 + (0.5/140)^2)*[.H4]" office:value-type="float" office:value="0.759918783730205" calcext:value-type="float">
            <text:p>0,759918783730205</text:p>
          </table:table-cell>
          <table:table-cell/>
          <table:table-cell table:formula="of:=SQRT((5/[.D4])^2 + (0.8/94.5)^2)" office:value-type="float" office:value="0.0343915343915344" calcext:value-type="float">
            <text:p>0,034391534391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/[.C5]" office:value-type="float" office:value="22.7272727272727" calcext:value-type="float">
            <text:p>22,7272727272727</text:p>
          </table:table-cell>
          <table:table-cell table:formula="of:= [.D5]/[.E5]" office:value-type="float" office:value="21.4285714285714" calcext:value-type="float">
            <text:p>21,4285714285714</text:p>
          </table:table-cell>
          <table:table-cell table:formula="of:=(532*(10^(-9))*1.4/(0.5*[.F5] + 0.5*[.G5]))*1000000000" office:value-type="float" office:value="33.7350588235294" calcext:value-type="float">
            <text:p>33,7350588235294</text:p>
          </table:table-cell>
          <table:table-cell table:formula="of:=SQRT((5/[.D5])^2 + (0.5/140)^2)*[.H5]" office:value-type="float" office:value="1.13093795461025" calcext:value-type="float">
            <text:p>1,13093795461025</text:p>
          </table:table-cell>
          <table:table-cell/>
          <table:table-cell table:formula="of:=SQRT((5/[.D5])^2 + (0.8/94.5)^2)" office:value-type="float" office:value="0.0343915343915344" calcext:value-type="float">
            <text:p>0,0343915343915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formula="of:=[.B6]/[.C6]" office:value-type="float" office:value="11.1428571428571" calcext:value-type="float">
            <text:p>11,1428571428571</text:p>
          </table:table-cell>
          <table:table-cell table:formula="of:= [.D6]/[.E6]" office:value-type="float" office:value="10.8571428571429" calcext:value-type="float">
            <text:p>10,8571428571429</text:p>
          </table:table-cell>
          <table:table-cell table:formula="of:=(532*(10^(-9))*1.4/(0.5*[.F6] + 0.5*[.G6]))*1000000000" office:value-type="float" office:value="67.7090909090909" calcext:value-type="float">
            <text:p>67,7090909090909</text:p>
          </table:table-cell>
          <table:table-cell table:formula="of:=SQRT((5/[.D6])^2 + (0.5/140)^2)*[.H6]" office:value-type="float" office:value="4.46110426236256" calcext:value-type="float">
            <text:p>4,46110426236256</text:p>
          </table:table-cell>
          <table:table-cell/>
          <table:table-cell table:formula="of:=SQRT((5/[.D6])^2 + (0.8/94.5)^2)" office:value-type="float" office:value="0.0663319031412367" calcext:value-type="float">
            <text:p>0,0663319031412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 [.D7]/[.E7]" office:value-type="float" office:value="6" calcext:value-type="float">
            <text:p>6</text:p>
          </table:table-cell>
          <table:table-cell table:formula="of:=(532*(10^(-9))*1.4/(0.5*[.F7] + 0.5*[.G7]))*1000000000" office:value-type="float" office:value="124.133333333333" calcext:value-type="float">
            <text:p>124,133333333333</text:p>
          </table:table-cell>
          <table:table-cell table:formula="of:=SQRT((5/[.D7])^2 + (0.5/140)^2)*[.H7]" office:value-type="float" office:value="7.96960538825865" calcext:value-type="float">
            <text:p>7,96960538825865</text:p>
          </table:table-cell>
          <table:table-cell/>
          <table:table-cell table:formula="of:=SQRT((5/[.D7])^2 + (0.8/94.5)^2)" office:value-type="float" office:value="0.0646591466941555" calcext:value-type="float">
            <text:p>0,064659146694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B8]/[.C8]" office:value-type="float" office:value="4.36363636363636" calcext:value-type="float">
            <text:p>4,36363636363636</text:p>
          </table:table-cell>
          <table:table-cell table:formula="of:= [.D8]/[.E8]" office:value-type="float" office:value="4.36363636363636" calcext:value-type="float">
            <text:p>4,36363636363636</text:p>
          </table:table-cell>
          <table:table-cell table:formula="of:=(532*(10^(-9))*1.4/(0.5*[.F8] + 0.5*[.G8]))*1000000000" office:value-type="float" office:value="170.683333333333" calcext:value-type="float">
            <text:p>170,683333333333</text:p>
          </table:table-cell>
          <table:table-cell table:formula="of:=SQRT((5/[.D8])^2 + (0.5/140)^2)*[.H8]" office:value-type="float" office:value="17.7899608196722" calcext:value-type="float">
            <text:p>17,7899608196722</text:p>
          </table:table-cell>
          <table:table-cell/>
          <table:table-cell table:formula="of:=SQRT((5/[.D8])^2 + (0.8/94.5)^2)" office:value-type="float" office:value="0.104510099852299" calcext:value-type="float">
            <text:p>0,1045100998522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период решетк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Опыт 3</text:p>
          </table:table-cell>
          <table:table-cell office:value-type="string" calcext:value-type="string">
            <text:p>D мм</text:p>
          </table:table-cell>
          <table:table-cell office:value-type="string" calcext:value-type="string">
            <text:p>d мкм</text:p>
          </table:table-cell>
          <table:table-cell office:value-type="string" calcext:value-type="string">
            <text:p>сигма d</text:p>
          </table:table-cell>
          <table:table-cell office:value-type="string" calcext:value-type="string">
            <text:p>1/D 10^3 м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 2*(532*10^(-3))*85/[.B11]" office:value-type="float" office:value="22.61" calcext:value-type="float">
            <text:p>22,61</text:p>
          </table:table-cell>
          <table:table-cell table:formula="of:=0.1/[.B11]*[.C11]" office:value-type="float" office:value="0.56525" calcext:value-type="float">
            <text:p>0,56525</text:p>
          </table:table-cell>
          <table:table-cell table:formula="of:=1/[.B11]" office:value-type="float" office:value="0.25" calcext:value-type="float">
            <text:p>0,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table:formula="of:= 2*(532*10^(-3))*85/[.B12]" office:value-type="float" office:value="25.84" calcext:value-type="float">
            <text:p>25,84</text:p>
          </table:table-cell>
          <table:table-cell table:formula="of:=0.1/[.B12]*[.C12]" office:value-type="float" office:value="0.738285714285714" calcext:value-type="float">
            <text:p>0,738285714285714</text:p>
          </table:table-cell>
          <table:table-cell table:formula="of:=1/[.B12]" office:value-type="float" office:value="0.285714285714286" calcext:value-type="float">
            <text:p>0,28571428571428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,8</text:p>
          </table:table-cell>
          <table:table-cell table:formula="of:= 2*(532*10^(-3))*85/[.B13]" office:value-type="float" office:value="50.2444444444444" calcext:value-type="float">
            <text:p>50,2444444444444</text:p>
          </table:table-cell>
          <table:table-cell table:formula="of:=0.1/[.B13]*[.C13]" office:value-type="float" office:value="2.79135802469136" calcext:value-type="float">
            <text:p>2,79135802469136</text:p>
          </table:table-cell>
          <table:table-cell table:formula="of:=1/[.B13]" office:value-type="float" office:value="0.555555555555556" calcext:value-type="float">
            <text:p>0,55555555555555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5" calcext:value-type="float">
            <text:p>1,15</text:p>
          </table:table-cell>
          <table:table-cell table:formula="of:= 2*(532*10^(-3))*85/[.B14]" office:value-type="float" office:value="78.6434782608696" calcext:value-type="float">
            <text:p>78,6434782608696</text:p>
          </table:table-cell>
          <table:table-cell table:formula="of:=0.1/[.B14]*[.C14]" office:value-type="float" office:value="6.83856332703214" calcext:value-type="float">
            <text:p>6,83856332703214</text:p>
          </table:table-cell>
          <table:table-cell table:formula="of:=1/[.B14]" office:value-type="float" office:value="0.869565217391304" calcext:value-type="float">
            <text:p>0,86956521739130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,62</text:p>
          </table:table-cell>
          <table:table-cell table:formula="of:= 2*(532*10^(-3))*85/[.B15]" office:value-type="float" office:value="145.870967741935" calcext:value-type="float">
            <text:p>145,870967741935</text:p>
          </table:table-cell>
          <table:table-cell table:formula="of:=0.1/[.B15]*[.C15]" office:value-type="float" office:value="23.5275754422477" calcext:value-type="float">
            <text:p>23,5275754422477</text:p>
          </table:table-cell>
          <table:table-cell table:formula="of:=1/[.B15]" office:value-type="float" office:value="1.61290322580645" calcext:value-type="float">
            <text:p>1,6129032258064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9:56:26.767000000</meta:creation-date>
    <meta:generator>LibreOffice/7.1.0.3$Windows_X86_64 LibreOffice_project/f6099ecf3d29644b5008cc8f48f42f4a40986e4c</meta:generator>
    <dc:date>2022-05-18T23:00:56.786000000</dc:date>
    <meta:editing-duration>PT1H20M59S</meta:editing-duration>
    <meta:editing-cycles>1</meta:editing-cycles>
    <meta:document-statistic meta:table-count="1" meta:cell-count="9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 chart:error-category="constan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4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error-lower-limit="7" chart:error-upper-limit="7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title svg:x="4.418cm" svg:y="0.315cm" chart:style-name="ch2">
          <text:p>Зависимость d = f(1/D)</text:p>
        </chart:title>
        <chart:subtitle svg:x="6.371cm" svg:y="4.109cm" chart:style-name="ch3">
          <text:p>f(x) = 109x + 6</text:p>
        </chart:subtitle>
        <chart:legend chart:legend-position="end" svg:x="11.317cm" svg:y="1.624cm" style:legend-expansion="custom" svg:width="4.236cm" svg:height="2.988cm" style:legend-expansion-aspect-ratio="1.41767068273092" chart:style-name="ch4"/>
        <chart:plot-area chart:style-name="ch5" table:cell-range-address="Лист1.D10:Лист1.D10 Лист1.E11:Лист1.E15 Лист1.E9:Лист1.E9 Лист1.H4:Лист1.H8" chart:data-source-has-labels="row" svg:x="1.583cm" svg:y="1.406cm" svg:width="9.239cm" svg:height="6.431cm">
          <chart:coordinate-region svg:x="2.406cm" svg:y="1.608cm" svg:width="8.171cm" svg:height="5.576cm"/>
          <chart:axis chart:dimension="x" chart:name="primary-x" chart:style-name="ch6">
            <chart:title svg:x="3.128cm" svg:y="8.016cm" chart:style-name="ch7">
              <text:p> обратное значение диафрагмы 1/D, 1/мм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714cm" svg:y="6.35cm" chart:style-name="ch11">
              <text:p>период решетки d, мкм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Лист1.H4:Лист1.H8" chart:label-cell-address="Лист1.E9:Лист1.E9" chart:class="chart:scatter">
            <chart:domain table:cell-range-address="Лист1.E11:Лист1.E15"/>
            <chart:regression-curve chart:style-name="ch13"/>
            <chart:error-indicator chart:style-name="ch14" chart:dimension="x"/>
            <chart:error-indicator chart:style-name="ch15" chart:dimension="y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период решетки</text:p>
                <draw:g>
                  <svg:desc>Лист1.E9:Лист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Лист1.E11:Лист1.E15</svg:desc>
                </draw:g>
              </table:table-cell>
              <table:table-cell office:value-type="float" office:value="22.6678260869565">
                <text:p>22.6678260869565</text:p>
                <draw:g>
                  <svg:desc>Лист1.H4:Лист1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33.7350588235294">
                <text:p>33.7350588235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67.7090909090909">
                <text:p>67.709090909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124.133333333333">
                <text:p>124.1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170.683333333333">
                <text:p>170.68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